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Standard/dialog-lb.xml" manifest:media-type="text/xml"/>
  <manifest:file-entry manifest:full-path="Dialogs/Standard/ListTest.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8pt" officeooo:rsid="001e3319" officeooo:paragraph-rsid="001e3319" style:font-size-asian="28pt" style:font-size-complex="28pt"/>
    </style:style>
    <style:style style:name="P2" style:family="paragraph" style:parent-style-name="Standard">
      <style:text-properties fo:font-size="28pt" fo:font-weight="bold" officeooo:rsid="001e3319" officeooo:paragraph-rsid="001e3319" style:font-size-asian="28pt" style:font-weight-asian="bold" style:font-size-complex="28pt" style:font-weight-complex="bold"/>
    </style:style>
    <style:style style:name="P3" style:family="paragraph" style:parent-style-name="Standard">
      <style:text-properties fo:font-size="28pt" officeooo:rsid="001e3319" officeooo:paragraph-rsid="00afbb3c" style:font-size-asian="28pt" style:font-size-complex="28pt"/>
    </style:style>
    <style:style style:name="P4" style:family="paragraph" style:parent-style-name="Standard">
      <style:text-properties fo:font-size="28pt" officeooo:rsid="00b3e0b1" officeooo:paragraph-rsid="00b3e0b1" style:font-size-asian="28pt" style:font-size-complex="28pt"/>
    </style:style>
    <style:style style:name="T1" style:family="text">
      <style:text-properties fo:background-color="#ffff00" loext:char-shading-value="0"/>
    </style:style>
    <style:style style:name="T2" style:family="text">
      <style:text-properties officeooo:rsid="00afbb3c" fo:background-color="#ffff00" loext:char-shading-value="0"/>
    </style:style>
    <style:style style:name="T3" style:family="text">
      <style:text-properties officeooo:rsid="00b350b7" fo:background-color="#ffff00"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iginal:</text:p>
      <text:p text:style-name="P1">To the last, I will grapple with thee... from Hell's heart, I <text:span text:style-name="T1">NULL</text:span> at thee! For hate's sake, I spit my last breath at thee!</text:p>
      <text:p text:style-name="P1"/>
      <text:p text:style-name="P2">LibreOffice:</text:p>
      <text:p text:style-name="P1">To the last, I will grapple with thee... from Hell's heart, I <text:span text:style-name="T3">stab</text:span> at thee! For hate's sake, I spit my last breath at thee!</text:p>
      <text:p text:style-name="P1"/>
      <text:p text:style-name="P2">CASS:</text:p>
      <text:p text:style-name="P3">To the last, I will grapple with thee... from Hell's heart, I <text:span text:style-name="T2">thrust</text:span> at thee! For hate's sake, I spit my last breath at th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3:13:26.962685164</meta:creation-date>
    <meta:generator>LibreOffice/5.0.5.2$Linux_X86_64 LibreOffice_project/00m0$Build-2</meta:generator>
    <dc:date>2016-10-10T22:08:13.544911416</dc:date>
    <meta:editing-duration>P1DT14H55M8S</meta:editing-duration>
    <meta:editing-cycles>162</meta:editing-cycles>
    <meta:document-statistic meta:table-count="0" meta:image-count="0" meta:object-count="0" meta:page-count="1" meta:paragraph-count="6" meta:word-count="78" meta:character-count="397" meta:non-whitespace-character-count="325"/>
  </office:meta>
</office:document-meta>
</file>

<file path=Basic/Standard/Module1.xml><?xml version="1.0" encoding="utf-8"?>
<!DOCTYPE module  PUBLIC '-//OpenOffice.org//DTD OfficeDocument 1.0//EN'  'module.dtd'>
<script:module xmlns:script="http://openoffice.org/2000/script" script:name="Module1" script:language="StarBasic">REM  *****  BASIC  *****

Private oDialog as Variant
Private oTreeDataModel  as Object
Private oVC as Variant
Private oWC as Variant
Private sSelectedString as String
Private oCASS as object

Sub RunGraphicsWizard
	oDialog = createUnoDialog(DialogLibraries.Standard.ListTest)
	
	populateTreeView
	oDialog.execute
End Sub


Sub populateTreeView	
	
	oTreeDataModel = createUnoService(_
	         "com.sun.star.awt.tree.MutableTreeDataModel")

	Dim nCount as integer, oListBox as object, oTreeModel as object
	
	'oListBox = oDialog.getControl("TreeControl1")'


   ' oTreeModel =  oDialog.getControl("TreeControl1")'
	 
	Dim oRootChild as object
	oRootChild = oTreeDataModel.createNode("Root",true)
	oTreeDataModel.setRoot(oRootChild)
	Dim syns as variant
'	oCASS.getSynonym("[in] string leftContext", "[in] string target", "[in] string rightContext", "[in] string language", "[in] string algorithm")'
	
	Dim synsetCount as Integer, synonymCount as Integer
'	//test values'
	'synsetCount = 2
	'synonymCount = 2	

	synsetCount = oCass.synsetCount
	synonymCount = oCass.synonymCount
	
'	//test values'
	Dim synData(synsetCount,synonymCount)
	
	for i  = 0 to synsetCount - 1	
		
		
		for j  = 0  to synonymCount	- 1	
		dim sSyn as String

		sSyn = oCASS.getSyn(i,j)
		If not IsEmpty(sSyn) Then
			synData(i,j) = sSyn
		Endif

			
		Next j
	Next i	
'//	synData = oCass.synonyms'
	
	for i  = 0 to synsetCount - 1
		Dim oChild as object
		oChild = oTreeDataModel.createNode("Synset " + i,true)
		oRootChild.appendChild(oChild)
		for j  = 0 to synonymCount - 1
			Dim oGrandchild as object
			If not IsNull(synData(i,j)) then
				oGrandchild = oTreeDataModel.createNode(synData(i,j),false)
				oChild.appendChild(oGrandChild)
			EnDiF
		Next j
	Next i
	oDialog = createUnoDialog(DialogLibraries.Standard.ListTest)
	oTreeModel =  oDialog.getControl("TreeControl1")
	oTreeModel.Model.DataModel = oTreeDataModel
End Sub

Sub CancelGraphicsDialog	
	oDialog.endExecute()

End Sub

Sub FinishGraphicsDialog
	Dim sSelectedItem as object	
	Dim oTreeModel as object
	Dim oNode
	Dim oListener
	Dim oListener2

REM	MsgBox("About to write " &amp; sSelectedString)
	oWC.String = sSelectedString
	oDialog.endExecute	
End Sub



Sub Select_selectionChanged(oEvt)
  
	 	sSelectedString =  oEvt.Source.getSelection().getDisplayValue()
REM	 	MsgBox("Selected " &amp; sSelectedString)
	 
end sub
Sub Main
	sSelectedString = "DEFAULT"
	oVC = ThisComponent.getCurrentController.getViewCursor
	oWC = oVC.getText.createTextCursorByRange(oVC)
	oWC.gotoStartOfWord(False)
	oWC.gotoEndOfWord(True)

	
	
	Dim nCount as integer, oListBox as object
	Dim target as String
	Dim leftSide as String
	Dim rightSide as String
	Dim leftCursorCopy as Variant
	Dim rightCursorCopy as Variant
	Dim leftContext as String
	Dim rightContext as String

	oCASS = createUnoService("org.libreoffice.example.CASS2")
	
REM Grabbing contexts and target
	leftCursorCopy = oVC.getText.createTextCursorByRange(oVC)
	rightCursorCopy = oVC.getText.createTextCursorByRange(oVC)
	target = oWC.String
	leftCursorCopy.gotoStartOfWord(False)
	leftCursorCopy.gotoStartOfSentence(True)
	rightCursorCopy.gotoEndOfWord(False)
	rightCursorCopy.gotoEndOfSentence(True)
	leftContext = leftCursorCopy.String
	rightContext = rightCursorCopy.String
	
REM	MsgBox("Left Context:   " + leftContext + ", Target:   " + target + ", Right Context:   " + rightContext)
	
	Dim synonymCount as integer
	Dim synsetCount as integer
	oCASS.getSynonym(leftContext, oWC.String, rightContext, "English", "LeskWithWordNet")
REM	synonymCount = oCASS.getsynonymCount()
REM	synsetCount = oCASS.getsynsetCount()
REM	Dim synonymArray(synsetCount, synonymCount) as String
REM	synonymArray = oCASS.getsynonyms()
	
	RunGraphicsWizar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04" dlg:top="115" dlg:width="175" dlg:height="146" dlg:closeable="true" dlg:moveable="true">
  <dlg:bulletinboard>
    <dlg:filecontrol dlg:id="FileControl1" dlg:tab-index="0" dlg:left="20" dlg:top="67" dlg:width="133" dlg:height="16"/>
    <dlg:button dlg:id="CommandButton1" dlg:tab-index="1" dlg:left="13" dlg:top="111" dlg:width="31" dlg:height="12" dlg:value="&lt;&lt; Back"/>
    <dlg:button dlg:id="CommandButton2" dlg:tab-index="2" dlg:left="44" dlg:top="111" dlg:width="32" dlg:height="12" dlg:value="Next &gt;&gt;"/>
    <dlg:button dlg:id="CommandButton3" dlg:tab-index="3" dlg:left="97" dlg:top="111" dlg:width="32" dlg:height="12" dlg:value="Finish">
      <script:event script:event-name="on-performaction" script:macro-name="vnd.sun.star.script:Standard.Module1.FinishGraphicsDialog?language=Basic&amp;location=document" script:language="Script"/>
    </dlg:button>
    <dlg:button dlg:id="CommandButton4" dlg:tab-index="4" dlg:left="129" dlg:top="111" dlg:width="32" dlg:height="12" dlg:value="Cancel">
      <script:event script:event-name="on-performaction" script:macro-name="vnd.sun.star.script:Standard.Module1.CancelGraphicsDialog?language=Basic&amp;location=document" script:language="Script"/>
    </dlg:button>
    <dlg:text dlg:id="Label1" dlg:tab-index="5" dlg:left="12" dlg:top="13" dlg:width="68" dlg:height="10" dlg:value="Select Graphics File:"/>
    <dlg:radiogroup>
      <dlg:radio dlg:id="OptionButton1" dlg:tab-index="6" dlg:left="58" dlg:top="-27" dlg:width="0" dlg:height="22" dlg:value="OptionButton1"/>
    </dlg:radiogroup>
  </dlg:bulletinboard>
</dlg:window>
</file>

<file path=Dialogs/Standard/ListTest.xml><?xml version="1.0" encoding="utf-8"?>
<!DOCTYPE window  PUBLIC '-//OpenOffice.org//DTD OfficeDocument 1.0//EN'  'dialog.dtd'>
<dlg:window xmlns:dlg="http://openoffice.org/2000/dialog" xmlns:script="http://openoffice.org/2000/script" dlg:id="ListTest" dlg:left="122" dlg:top="236" dlg:width="92" dlg:height="163" dlg:closeable="true" dlg:moveable="true">
  <dlg:bulletinboard>
    <dlg:button dlg:id="CommandButton2" dlg:tab-index="1" dlg:left="48" dlg:top="143" dlg:width="40" dlg:height="18" dlg:value="Select">
      <script:event script:event-name="on-performaction" script:macro-name="vnd.sun.star.script:Standard.Module1.FinishGraphicsDialog?language=Basic&amp;location=document" script:language="Script"/>
    </dlg:button>
    <dlg:button dlg:id="Cancel" dlg:tab-index="0" dlg:left="2" dlg:top="143" dlg:width="40" dlg:height="18" dlg:value="Cancel">
      <script:event script:event-name="on-performaction" script:macro-name="vnd.sun.star.script:Standard.Module1.CancelGraphicsDialog?language=Basic&amp;location=document" script:language="Script"/>
    </dlg:button>
    <dlg:button dlg:id="CommandButton1" dlg:tab-index="2" dlg:left="24" dlg:top="153" dlg:width="2" dlg:height="0" dlg:value="CommandButton1"/>
    <dlg:combobox dlg:id="ComboBox1" dlg:tab-index="3" dlg:left="60" dlg:top="63" dlg:width="4" dlg:height="0" dlg:spin="true"/>
    <dlg:treecontrol dlg:id="TreeControl1" dlg:tab-index="4" dlg:left="0" dlg:top="5" dlg:width="91" dlg:height="132" dlg:selectiontype="single" dlg:rootdisplayed="false">
      <script:event script:event-name="on-mousedown" script:macro-name="vnd.sun.star.script:Standard.Module1.Select_selectionChanged?language=Basic&amp;location=document" script:language="Script"/>
    </dlg:treecontro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element library:name="ListTes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